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2114ee" officeooo:paragraph-rsid="002114ee"/>
    </style:style>
    <style:style style:name="P2" style:family="paragraph" style:parent-style-name="Standard">
      <style:paragraph-properties fo:text-align="justify" style:justify-single-word="false"/>
      <style:text-properties officeooo:paragraph-rsid="002114ee"/>
    </style:style>
    <style:style style:name="P3" style:family="paragraph" style:parent-style-name="Standard">
      <style:paragraph-properties fo:text-align="justify" style:justify-single-word="false"/>
      <style:text-properties officeooo:rsid="002114ee" officeooo:paragraph-rsid="002114ee"/>
    </style:style>
    <style:style style:name="T1" style:family="text">
      <style:text-properties officeooo:rsid="00219ce2"/>
    </style:style>
    <style:style style:name="T2" style:family="text">
      <style:text-properties officeooo:rsid="00225d89"/>
    </style:style>
    <style:style style:name="T3" style:family="text">
      <style:text-properties officeooo:rsid="00278e9d"/>
    </style:style>
    <style:style style:name="T4" style:family="text">
      <style:text-properties officeooo:rsid="002aa971"/>
    </style:style>
    <style:style style:name="T5" style:family="text">
      <style:text-properties officeooo:rsid="002ca154"/>
    </style:style>
    <style:style style:name="T6" style:family="text">
      <style:text-properties officeooo:rsid="002e8a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ulação de um sistema de reserva de lugares</text:p>
      <text:p text:style-name="P1"/>
      <text:p text:style-name="P1"><text:tab/>No presente relatório encontra-se asseguir aborgadem efetuada para cada um dos temas mencionados acompanhos quando necessário com excertos de cógido.<text:tab/></text:p>
      <text:p text:style-name="P2"/>
      <text:p text:style-name="P2"/>
      <text:p text:style-name="P1">→ Estrutura das mensagens trocadas entre cliente e servidor<text:tab/></text:p>
      <text:p text:style-name="P1"/>
      <text:p text:style-name="P1"><text:tab/>Para a realização deste trabalho foi necessário estipular o tipo de mensagens a serem trocadas entre o cliente e servidor (e vice-versa). <text:s/>A comuniação em ambos os casos é semelhante no entanto a informação contida nos dois tipos de comunicção é diferente</text:p>
      <text:p text:style-name="P1"><text:tab/></text:p>
      <text:p text:style-name="P1"><text:tab/>→ Comunicação cliente-servidor</text:p>
      <text:p text:style-name="P1"><text:tab/></text:p>
      <text:p text:style-name="P1"><text:tab/><text:tab/><text:span text:style-name="T1">A comunicação nesta direção consiste na criação de uma string que por sua vez irá conter ordenadamente: PID do cliente, número de lugares que este pretende reservar, e a lista de preferências de lugares. Cada um destes elementos da string é separado por um espaço sendo que o servidor por sua vez quando recebe a string decompõe-na e guardas os seus devidos valores podendo então verificar a resposta a ser efetuada ao pedido.</text:span></text:p>
      <text:p text:style-name="P1"><text:tab/></text:p>
      <text:p text:style-name="P1"><text:tab/>→ Comunicação servidor-cliente</text:p>
      <text:p text:style-name="P1"><text:tab/><text:tab/></text:p>
      <text:p text:style-name="P1"><text:tab/><text:tab/><text:span text:style-name="T1">A comunicação nesta direção é semelhante à anteriormente especificada, no entanto, nesta direção o servidor cria uma string com elementos diferentes sendo eles ordenadamente: PID do cliente, valor indicador do estado do pedido, e em caso de pedidos efetuados com sucesso é adicionada também a lista dos lugares efetivamente reservados. Assim como o servidor o cliente possuem uma função que decompõe a string e guarda os devidos valores agindo depois em conformidade com o tipo de resposta recebida. </text:span></text:p>
      <text:p text:style-name="P1"/>
      <text:p text:style-name="P1">→<text:span text:style-name="T2"> </text:span>Mecanismos de sincronização</text:p>
      <text:p text:style-name="P1"><text:tab/></text:p>
      <text:p text:style-name="P1"><text:tab/><text:span text:style-name="T3">Relativamente aos mecanismos de sincronização, na realização deste trabalho, foram usados os seguintes: semáforos, mutexes e variáveis de condição. <text:s/>Estes mecanismos foram utilizados em duas etapas distintas do programa:</text:span></text:p>
      <text:p text:style-name="P1"><text:tab/></text:p>
      <text:p text:style-name="P1"><text:tab/>→<text:span text:style-name="T4"> Primeiramente são utilizados semáforos que permitem por sua vez estabelecer sincronismo entre a receção de pedidos e atribuição de pedidos a uma das bilheteiras (threads) disponiveis. Isto é feito recorrendo a dois semáforos – empty e full – em que a alternância entre valores (0 e 1) permite reconhecer a existência de pedidos ou não. Inicialmente o semáforo de empty encontra-se a 1 e o semáforo full a 0, ficando as threads bloqueadas à espera de pedido. Aquando a receção de um pedido e colocação do mesmo no buffer unitário os valores dos semáforos invertem-se e uma thread assume o pedido voltando os semáforos ao estado inicial. Este ciclo repete-se até que o tempo de abertura do servidor termine.</text:span></text:p>
      <text:p text:style-name="P1"><text:tab/></text:p>
      <text:p text:style-name="P1"><text:tab/>→<text:span text:style-name="T5"> Numa fase mais avançada utilizam-se os três mecanismos de sincronização, isto é, após validação do pedido as thread, em caso de pedidos válidos, iniciam um loop no qual irá ser tentada efetuar a reserva pretendida. Uma vez que múltiplas threads estão a efetuar este mesmo código recorreu-se às variaveis de condição em conjunto com mutexes para garantir, na respetiva secção critica, que o lugar que está a ser alugado não está a ser usado por mais nenhuma thread, caso contrário a thread bloqueia e fica à espera que o lugar seja libertado por outra thread que lhe envia o sinal. De seguida são efetuadas as chamadas às funções isSeatFree, bookSeat em que a segunda só chamada caso a primeira retorna true. Estas funções são responsáveis respetivamente por verificar </text:span><text:soft-page-break/><text:span text:style-name="T5">se o lugar está livre e por reservar um lugar. Numa fase posterior caso a reserva não tenha sido efetuada com sucesso os lugares previamente reservados são libertados com recurso à função freeSeat. Estas três funções com recurso às mutexes possuem uma secção critica na qual executam o seu devido código sendo efetuado um delay no final da secção com vista a garantir a uniformidade e segurança das operações de escrita e leitura do estado da sala (array de lugares). </text:span></text:p>
      <text:p text:style-name="P1"><text:tab/></text:p>
      <text:p text:style-name="P1"><text:tab/><text:span text:style-name="T6">Todos os mecanismos de sincronização utilizados são partilhados por todas as threads incluindo obviamente a main thread tornando-se assim possível garantir a sincronização das mais diversas acções presentes no programa e anteriormente referidas.</text:span></text:p>
      <text:p text:style-name="P1"/>
      <text:p text:style-name="P1">→<text:span text:style-name="T2"> </text:span>Encerramento do servidor</text:p>
      <text:p text:style-name="P1"><text:tab/></text:p>
      <text:p text:style-name="P1"><text:tab/><text:span text:style-name="T2">O servidor encontra-se em funcionamento durante o tempo especificado na chamada à função server. Durante este tempo o servidor é responsável por ficar à espera de possiveis pedidos provenientes de clientes. Assim que este tempo é ultrapassado o servidor fecha e destroi imediatamente o fifo “requests”, sinaliza todas as threads que devem terminar e destroi todas as estruturas de sincronização, fecha os seus devidos ficheiros e liberta espaço reservado até então. A terminação das threads não ocorre instantaneamente uma vez que podem existir pedidos a serem tratados. Se assim for o “main thread” (servidor) espera que que estas acabem de tratar os seus pedidos e só depois terminam. As threads que se encontravam à espera de pedidos essas sim terminam imediatamente após o tempo especificado ser ultrapassado. Desta forma é possível garantir então que não existam pedidos que ficam a meio do seu tratamento na medida em que cada pedido efetuado dentro do tempo de abertura das bilheteiras (threads) é analisado e concluído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5:36:45.137339985</meta:creation-date>
    <dc:date>2018-05-13T00:32:51.977508001</dc:date>
    <meta:editing-duration>PT2H32M14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24" meta:word-count="796" meta:character-count="5011" meta:non-whitespace-character-count="4199"/>
  </office:meta>
</office:document-meta>
</file>